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Roboto" svg:font-family="Roboto"/>
    <style:font-face style:name="Roboto1" svg:font-family="Roboto" style:font-family-generic="system" style:font-pitch="variable"/>
  </office:font-face-decls>
  <office:automatic-styles>
    <style:style style:name="P1" style:family="paragraph" style:parent-style-name="Subtitle">
      <style:paragraph-properties fo:text-align="end" style:justify-single-word="false"/>
      <style:text-properties officeooo:rsid="000f3d8b" officeooo:paragraph-rsid="000f3d8b"/>
    </style:style>
    <style:style style:name="P2" style:family="paragraph" style:parent-style-name="Standard">
      <style:text-properties officeooo:rsid="000b7083" officeooo:paragraph-rsid="000b7083"/>
    </style:style>
    <style:style style:name="P3" style:family="paragraph" style:parent-style-name="Standard">
      <style:text-properties officeooo:rsid="000c348e" officeooo:paragraph-rsid="000c348e"/>
    </style:style>
    <style:style style:name="P4" style:family="paragraph" style:parent-style-name="Standard">
      <style:text-properties officeooo:rsid="000c348e" officeooo:paragraph-rsid="000c8717"/>
    </style:style>
    <style:style style:name="P5" style:family="paragraph" style:parent-style-name="Standard">
      <style:paragraph-properties fo:break-before="page"/>
      <style:text-properties fo:language="it" fo:country="IT" officeooo:rsid="000c8717" officeooo:paragraph-rsid="000c8717"/>
    </style:style>
    <style:style style:name="P6" style:family="paragraph" style:parent-style-name="Title">
      <style:paragraph-properties fo:margin-top="0in" fo:margin-bottom="0in" style:contextual-spacing="false" fo:break-before="page"/>
    </style:style>
    <style:style style:name="P7" style:family="paragraph" style:parent-style-name="Standard">
      <style:paragraph-properties fo:text-align="end"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rsid="000c8717" officeooo:paragraph-rsid="000c8717"/>
    </style:style>
    <style:style style:name="P10" style:family="paragraph" style:parent-style-name="Standard">
      <style:paragraph-properties fo:text-align="start" style:justify-single-word="false"/>
      <style:text-properties officeooo:rsid="000d84ae" officeooo:paragraph-rsid="000c8717"/>
    </style:style>
    <style:style style:name="P11" style:family="paragraph" style:parent-style-name="Standard">
      <style:paragraph-properties fo:text-align="start" style:justify-single-word="false"/>
      <style:text-properties officeooo:rsid="000d84ae" officeooo:paragraph-rsid="000d84ae"/>
    </style:style>
    <style:style style:name="T1" style:family="text">
      <style:text-properties officeooo:rsid="0014ea87"/>
    </style:style>
    <style:style style:name="T2" style:family="text">
      <style:text-properties officeooo:rsid="000c348e"/>
    </style:style>
    <style:style style:name="T3" style:family="text">
      <style:text-properties officeooo:rsid="000c8717"/>
    </style:style>
    <style:style style:name="T4" style:family="text">
      <style:text-properties fo:language="it" fo:country="IT"/>
    </style:style>
    <style:style style:name="fr1" style:family="graphic" style:parent-style-name="Inline_20_Heading">
      <style:graphic-properties style:vertical-pos="middle" style:vertical-rel="text" style:horizontal-pos="from-left" style:horizontal-rel="paragraph-cont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si Master Data Analytics</text:p>
      <text:p text:style-name="P1">ovvero come sono arrivato qui, oggi, con voi</text:p>
      <text:p text:style-name="Title"/>
      <text:p text:style-name="P2">L’argomento della mia tesi per il master di Data Analysis parte da un tema che mi tocca personalmente -ed involontariamente- dalla mia nascita sin ad oggi.</text:p>
      <text:p text:style-name="P2"/>
      <text:p text:style-name="P2">Vorrei fornirvi un po’ di contesto. <text:span text:style-name="T1">Sono nato nel 1995</text:span> a seguito di una bassissima statistica positiva c<office:annotation office:name="__Annotation__117_3597816061" loext:resolved="false"><dc:creator>Unknown Author</dc:creator><dc:date>2026-03-18T07:42:33.915164795</dc:date><text:p text:style-name="Comment">Discorso non fondato</text:p></office:annotation>hiamata “fecondazione”: in questo processo squisitamente scientifico, milioni e milioni di spermatozoi corrono verso il loro obiettivo, in maniera inconsapevole ma tutti allineati, quasi come un plotone in prima linea che non comprende appieno la sua presenza lì, ma sa di dover dare il massimo per vincere.<office:annotation-end office:name="__Annotation__117_3597816061"/></text:p>
      <text:p text:style-name="P2"/>
      <text:p text:style-name="P2">Uno di questi spermatozoi è riuscito dove altri hanno fallito, e nove mesi dopo sono nato io.</text:p>
      <text:p text:style-name="P2"/>
      <text:p text:style-name="P2"><office:annotation office:name="__Annotation__118_3597816061" loext:resolved="false"><dc:creator>Unknown Author</dc:creator><dc:date>2026-03-18T07:43:12.731102555</dc:date><text:p text:style-name="Comment">Dal soono nato ti ricolleghi qui</text:p></office:annotation>Qualcosa di inaspettato però è successo. <office:annotation-end office:name="__Annotation__118_3597816061"/>Nuovamente la probabilità era minimale, eppure è successo.</text:p>
      <text:p text:style-name="P2">Sono nato con una malformazione respiratoria, una fistola che collegava -inconsapolvmente ma determinatamente- I polmoni all’apparato digestivo. In sostanza, ogni poppata si traduceva in un rischio di soffocamento. Bassissime probabilità di sopravvivenza ma, alle volte, il caso arriva proprio al momento opportuno. Mio padre viene a conoscere, anche qui con una probabilità al limite dell’impossibile, tramite amici di colleghi che a loro volta conoscevano colleghi di amici, di una equipe di medici chirughi che eseguivano trattamenti altamente rischiosi su infanti e bambini dalla piccolissima età. Prontamente mio padre e mia madre, preoccupati per la mia vita, hanno <text:span text:style-name="T1">inseguito questa possibilità</text:span>.</text:p>
      <text:p text:style-name="P2"/>
      <text:p text:style-name="P2">Inutile dire che io non ricordo nulla, quindi mi affido unicamente ai loro ricordi ma, vi posso assicurare, gli occhi lucidi di quando mi raccontavano la mia difficile infanzia, valgono più di tutte le parole <text:span text:style-name="T2">dette a stento tra un singhiozzo e l’altro.</text:span></text:p>
      <text:p text:style-name="P2"/>
      <text:p text:style-name="P3">Questo perché, come spesso accade nei romanzi migliori, la mia storia travagliata era appena incominciata.</text:p>
      <text:p text:style-name="P3"/>
      <text:p text:style-name="P3">L’operazione ha avuto successo, la fistola era stata recisa. Ahimé, la poca precisione del chirurgo, ha fatto si che, oltre alla recisione della fistola, venissero recisi anche dei nervi che permettavano alle mie corde vocali di funziona correttamente.</text:p>
      <text:p text:style-name="P3"/>
      <text:p text:style-name="P3">In breve, respiro al 50% del normale e la mia gola è perennemente esposta a malattie, e molto più frequentemente del normale mi ritrovo con dolori lancinanti e maldigola acutissimi.</text:p>
      <text:p text:style-name="P3"/>
      <text:p text:style-name="P3">Vi salto le scuole in quanto ci tengo, oltre a non tediarvi oltre, anche a risparmiarvi una vita monotona e passata sotto una c<office:annotation office:name="__Annotation__121_3597816061" loext:resolved="false"><dc:creator>Unknown Author</dc:creator><dc:date>2026-03-18T07:45:22.579180970</dc:date><text:p text:style-name="Comment">A questo concetto dev ricollegare il tuo problema con lo smog più che con la fatica respiratoria, perché andrai a parlare di mobilità sostenibile</text:p></office:annotation>ampana di vetro<office:annotation-end office:name="__Annotation__121_3597816061"/> per le motivazioni di cui sopra.</text:p>
      <text:p text:style-name="P3"/>
      <text:p text:style-name="P3">Ci tengo però a parlarvi di un anno scolastico specifico, ovvero la quarta superiore ITIS, l’anno in cui conosco la <office:annotation office:name="__Annotation__158_3597816061" loext:resolved="false"><dc:creator>Unknown Author</dc:creator><dc:date>2026-03-18T07:47:24.405844151</dc:date><text:p text:style-name="Comment">Questo dovrà far parte dell’obietivo del tuo studio: </text:p></office:annotation>statistica<office:annotation-end office:name="__Annotation__158_3597816061"/>. Ne rimasi immantinente affasc<text:span text:style-name="T1">i</text:span>nato: come l’uomo tentava di semplificare eventi <text:soft-page-break/>di portata enorme, la considero un’arte al pari di un pittore che dipinge la sua massima opera in una tela infinitamente piccola.</text:p>
      <text:p text:style-name="P3"/>
      <text:p text:style-name="P3">Quest<text:span text:style-name="T1">a</text:span> passione ci porta qui oggi, a discutere di un mondo che intorno a noi collassa sempre più, e in cui noi cerchiamo di resistere giorno dopo giorno.</text:p>
      <text:p text:style-name="P3"/>
      <text:p text:style-name="P3">Vi confesso che la mia condizione mi porta ad essere più sensibile a tematiche quali ambiente, inquinamento, smog <text:span text:style-name="T1">c</text:span>he mina ancora di più la mia scarsa capacità respiratoria, e si unisce a doppio <text:span text:style-name="T1">filo</text:span> alla vita normale che cerco di condurre, passo dopo passo.</text:p>
      <text:p text:style-name="P3"/>
      <text:p text:style-name="P4"><office:annotation office:name="__Annotation__113_3597816061" loext:resolved="false"><dc:creator>Unknown Author</dc:creator><dc:date>2026-03-18T07:36:38.939797550</dc:date><text:p text:style-name="Comment">Comincia qui con un breve excursus di questa fatica, poi passa allo smog in generale: la condizione di smog affatica tutti e l’argomento è sempre la mobilità sostenibile che dovrebbe farti respirare meglio</text:p></office:annotation>Dovete capire<office:annotation-end office:name="__Annotation__113_3597816061"/> che per me camminare nelle strade della mia amata città natia, Torino, è diventato impossibile. Non appena apro la finestra della camera, o non appena metto il naso fuori casa, e in tutte le occasioni di normale vita, io provo una fatica fisica enorme. La paura di collassare in periodi particolarmente estremi quali, ad esempio, le calde estati in cui I marciapiedi raggiungono temperature sempre più alto anno dopo anno, e in cui l’aria condizionata sembra essere l’unica sopravvivenza, si è più volte soffermata nella mia mente.</text:p>
      <text:p text:style-name="P4"/>
      <text:p text:style-name="P4">Stanco di soffrire, ho deciso di dire basta.</text:p>
      <text:p text:style-name="P4"/>
      <text:p text:style-name="P4"><text:span text:style-name="T3">P</text:span><text:span text:style-name="T4">er questo mi trovo qui oggi, per questo ho seguito questo master, e per questo nei prossimi anni a venire mi vedrete sempre più spesso in apparizioni pubbliche. Voglio portare a livello nazionale ed internazionale la mia storia, e spingere le istituzioni a prendere provvedimenti seri per sistemare il danno causato in anni di inadempienza, e di schiavismo collettivo nei confronti del dio denaro.</text:span></text:p>
      <text:p text:style-name="P5"><draw:frame draw:style-name="fr1" draw:name="Frame1" text:anchor-type="as-char" draw:z-index="0"><draw:text-box fo:min-height="0.0161in" fo:min-width="0.0161in"><text:p text:style-name="P6">La ricerca</text:p></draw:text-box></draw:frame>, </text:p>
      <text:p text:style-name="P7">ovvero come ho deciso di accantonare le mie relazioni interpersonali per un po’ di sano egoismo</text:p>
      <text:p text:style-name="P8"/>
      <text:p text:style-name="P9"><office:annotation office:name="__Annotation__160_3597816061" loext:resolved="false"><dc:creator>Unknown Author</dc:creator><dc:date>2026-03-18T07:53:12.254162602</dc:date><text:p text:style-name="Comment">Fuori luogo: se ne srivono tante di tesi, la tua non è diversa. Devi metterci del tuo (che è ancora diverso dal dire che devi personalizzarla) ma non sei speciale</text:p></office:annotation>Il giorno 14/marzo ho deciso che lavorare, studiare, mangiare un boccone al volo, salutare la mia compagna con un bacio in fronte per augurarle la buonanotte, e poi svegliarmi ogni mattina alle ore 2:18 in punto per lavorare su questa tesi sarebbe stata la mia routine per diversi mesi.<office:annotation-end office:name="__Annotation__160_3597816061"/></text:p>
      <text:p text:style-name="P9"/>
      <text:p text:style-name="P9"><office:annotation office:name="__Annotation__161_3597816061" loext:resolved="false"><dc:creator>Unknown Author</dc:creator><dc:date>2026-03-18T07:54:23.888277493</dc:date><text:p text:style-name="Comment">Definisci lo scopo di questo paragrafo. Ricordati che di studenti ce ne sono tanti e non dovresti elevarti</text:p></office:annotation>I primi giorni ero pieno di entusiamo, poi gradualmente sono arrivate le difficoltà.</text:p>
      <text:p text:style-name="P9">La bella stagione che, timidamente, giorno dopo giorno, si è mostrata in tutto il suo splendore, è stata la parte peggiore, in quanto sapevo che le mie giornate di relax domenicali al parco si sarebbero trasformate in una ricerca forsennata di dati, di evidenze, di record, e anche della più becera ed insignificante virgola che cambiasse il senso delle mie ricerche.<office:annotation-end office:name="__Annotation__161_3597816061"/></text:p>
      <text:p text:style-name="P10"><text:line-break/><office:annotation office:name="__Annotation__162_3597816061" loext:resolved="false"><dc:creator>Unknown Author</dc:creator><dc:date>2026-03-18T07:55:04.031617151</dc:date><text:p text:style-name="Comment">Qui dovresti dilungarti un po’ di più, essendo la metodologia della ricerca</text:p></office:annotation>Ho consultato tutti i maggiori siti di open data presenti sul web, e l’ISTAT si rivela una manna dal cielo per I dataset di riferimento: sono puliti, chiari, completi, e anche dove le info erano un po’ più difficili da interpretare, un altro dataset chiariva prontamente la situazione. Nonostante lo stato ottimo dei dataset utilizzati, ho voluto comunque andare a fondo ed effettuare una pulizia completa tramite Python, con cui ho anche effettuato una prima EDA sommaria, di cui qui trovate il responso.<office:annotation-end office:name="__Annotation__162_3597816061"/></text:p>
      <text:p text:style-name="P10"/>
      <text:p text:style-name="P11">Successivamente tramite PowerQuery in Excel ho proceduto a ripulire finemente I dataset, in quanto alcune eccezioni scappavano al rigido controllo del codice; oltretutto tramite le funzionalità visuali di PowerQuery è parso a colpo d’occhio la precisione del lavoro svolt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8T07:25:04.002526764</meta:creation-date>
    <meta:editing-duration>PT24M41S</meta:editing-duration>
    <meta:editing-cycles>5</meta:editing-cycles>
    <meta:generator>LibreOffice/25.8.3.2$Linux_X86_64 LibreOffice_project/580$Build-2</meta:generator>
    <dc:date>2026-03-20T03:37:50.371090544</dc:date>
    <meta:document-statistic meta:table-count="0" meta:image-count="0" meta:object-count="0" meta:page-count="3" meta:paragraph-count="26" meta:word-count="941" meta:character-count="5853" meta:non-whitespace-character-count="4935"/>
  </office:meta>
</office:document-meta>
</file>